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38cm"/>
    </style:style>
    <style:style style:name="gr3" style:family="graphic" style:parent-style-name="standard">
      <style:graphic-properties draw:stroke="none" svg:stroke-color="#000000" draw:fill="none" draw:fill-color="#ffffff" fo:min-height="1.073cm"/>
    </style:style>
    <style:style style:name="gr4" style:family="graphic" style:parent-style-name="standard">
      <style:graphic-properties svg:stroke-width="0.1cm" draw:marker-start-width="0.6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2cm"/>
    </style:style>
    <style:style style:name="gr9" style:family="graphic" style:parent-style-name="standard">
      <style:graphic-properties draw:stroke="none" svg:stroke-color="#000000" draw:fill="none" draw:fill-color="#ffffff" fo:min-height="0.763cm"/>
    </style:style>
    <style:style style:name="P1" style:family="paragraph">
      <style:paragraph-properties fo:text-align="center"/>
    </style:style>
    <style:style style:name="P2" style:family="paragraph">
      <style:text-properties style:text-outline="true" fo:font-family="'Times New Roman'" style:font-family-generic="roman" style:font-pitch="variable" fo:font-size="26pt" fo:text-shadow="1pt 1pt" fo:font-weight="bold" style:font-size-asian="26pt" style:font-weight-asian="bold" style:font-size-complex="26pt" style:font-weight-complex="bold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style:text-outline="true" fo:font-family="'Times New Roman'" style:font-family-generic="roman" style:font-pitch="variable" fo:font-size="26pt" fo:text-shadow="1pt 1pt" fo:font-weight="bold" style:font-size-asian="26pt" style:font-weight-asian="bold" style:font-size-complex="26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sub 58%" fo:font-size="15pt" style:font-size-asian="15pt" style:font-size-complex="15pt"/>
    </style:style>
    <style:style style:name="T4" style:family="text">
      <style:text-properties fo:font-family="Arial" style:font-style-name="Normal" style:font-family-generic="swiss" fo:font-size="15pt" style:font-family-asian="Arial" style:font-style-name-asian="Normal" style:font-family-generic-asian="swiss" style:font-size-asian="15pt" style:font-family-complex="Arial" style:font-style-name-complex="Normal" style:font-family-generic-complex="swiss" style:font-size-complex="15pt"/>
    </style:style>
    <style:style style:name="T5" style:family="text">
      <style:text-properties style:text-position="sub 58%" fo:font-family="Arial" style:font-style-name="Normal" style:font-family-generic="swiss" fo:font-size="15pt" style:font-family-asian="Arial" style:font-style-name-asian="Normal" style:font-family-generic-asian="swiss" style:font-size-asian="15pt" style:font-family-complex="Arial" style:font-style-name-complex="Normal" style:font-family-generic-complex="swiss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3.42cm" svg:x2="3.5cm" svg:y2="3.41cm">
          <text:p/>
        </draw:line>
        <draw:frame draw:style-name="gr2" draw:text-style-name="P2" draw:layer="layout" svg:width="1.166cm" svg:height="1.288cm" svg:x="3.409cm" svg:y="2.221cm">
          <draw:text-box>
            <text:p><text:span text:style-name="T1">A</text:span></text:p>
          </draw:text-box>
        </draw:frame>
        <draw:frame draw:style-name="gr3" draw:text-style-name="P2" draw:layer="layout" svg:width="1.166cm" svg:height="1.323cm" svg:x="6.315cm" svg:y="4.876cm">
          <draw:text-box>
            <text:p><text:span text:style-name="T1">B</text:span></text:p>
          </draw:text-box>
        </draw:frame>
        <draw:line draw:style-name="gr4" draw:text-style-name="P1" draw:layer="layout" svg:x1="0.5cm" svg:y1="8.31cm" svg:x2="15.5cm" svg:y2="8.3cm">
          <text:p/>
        </draw:line>
        <draw:line draw:style-name="gr4" draw:text-style-name="P1" draw:layer="layout" svg:x1="1.5cm" svg:y1="9.3cm" svg:x2="1.51cm" svg:y2="0.3cm">
          <text:p/>
        </draw:line>
        <draw:path draw:style-name="gr5" draw:text-style-name="P1" draw:layer="layout" svg:width="11.319cm" svg:height="6.539cm" svg:x="2.947cm" svg:y="2.247cm" svg:viewBox="0 0 11320 6540" svg:d="M0 0c2758 5398 11320 6540 11320 6540">
          <text:p/>
        </draw:path>
        <draw:line draw:style-name="gr1" draw:text-style-name="P1" draw:layer="layout" svg:x1="3.689cm" svg:y1="8.568cm" svg:x2="3.689cm" svg:y2="3.431cm">
          <text:p/>
        </draw:line>
        <draw:custom-shape draw:style-name="gr6" draw:text-style-name="P1" draw:layer="layout" svg:width="0.4cm" svg:height="0.4cm" svg:x="7.798cm" svg:y="6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cm" svg:y1="6.155cm" svg:x2="6.719cm" svg:y2="6.15cm">
          <text:p/>
        </draw:line>
        <draw:line draw:style-name="gr1" draw:text-style-name="P1" draw:layer="layout" svg:x1="6.789cm" svg:y1="8.569cm" svg:x2="6.799cm" svg:y2="6.195cm">
          <text:p/>
        </draw:line>
        <draw:line draw:style-name="gr7" draw:text-style-name="P1" draw:layer="layout" svg:x1="2.4cm" svg:y1="2.27cm" svg:x2="10.224cm" svg:y2="9.215cm">
          <text:p/>
        </draw:line>
        <draw:line draw:style-name="gr1" draw:text-style-name="P1" draw:layer="layout" svg:x1="9.189cm" svg:y1="8.569cm" svg:x2="9.178cm" svg:y2="7.336cm">
          <text:p/>
        </draw:line>
        <draw:line draw:style-name="gr1" draw:text-style-name="P1" draw:layer="layout" svg:x1="7.99cm" svg:y1="8.574cm" svg:x2="7.988cm" svg:y2="6.837cm">
          <text:p/>
        </draw:line>
        <draw:custom-shape draw:style-name="gr6" draw:text-style-name="P1" draw:layer="layout" svg:width="0.4cm" svg:height="0.4cm" svg:x="3.494cm" svg:y="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6.586cm" svg:y="5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8.987cm" svg:y="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66cm" svg:height="1.323cm" svg:x="6.315cm" svg:y="4.877cm">
          <draw:text-box>
            <text:p><text:span text:style-name="T1">B</text:span></text:p>
          </draw:text-box>
        </draw:frame>
        <draw:frame draw:style-name="gr3" draw:text-style-name="P2" draw:layer="layout" svg:width="1.166cm" svg:height="1.323cm" svg:x="7.591cm" svg:y="5.519cm">
          <draw:text-box>
            <text:p><text:span text:style-name="T1">C</text:span></text:p>
          </draw:text-box>
        </draw:frame>
        <draw:frame draw:style-name="gr8" draw:text-style-name="P3" draw:layer="layout" svg:width="1.974cm" svg:height="1.17cm" svg:x="2.899cm" svg:y="8.406cm">
          <draw:text-box>
            <text:p><text:span text:style-name="T2">Z</text:span><text:span text:style-name="T3">1</text:span><text:span text:style-name="T2">(0)</text:span></text:p>
          </draw:text-box>
        </draw:frame>
        <draw:frame draw:style-name="gr8" draw:text-style-name="P3" draw:layer="layout" svg:width="1.974cm" svg:height="1.17cm" svg:x="5.999cm" svg:y="8.406cm">
          <draw:text-box>
            <text:p><text:span text:style-name="T2">Z</text:span><text:span text:style-name="T3">1</text:span><text:span text:style-name="T2">(1)</text:span></text:p>
          </draw:text-box>
        </draw:frame>
        <draw:frame draw:style-name="gr8" draw:text-style-name="P3" draw:layer="layout" svg:width="1.974cm" svg:height="1.17cm" svg:x="7.299cm" svg:y="8.406cm">
          <draw:text-box>
            <text:p><text:span text:style-name="T2">Z</text:span><text:span text:style-name="T3">1</text:span><text:span text:style-name="T2">(3)</text:span></text:p>
          </draw:text-box>
        </draw:frame>
        <draw:frame draw:style-name="gr8" draw:text-style-name="P3" draw:layer="layout" svg:width="1.974cm" svg:height="1.17cm" svg:x="8.699cm" svg:y="8.406cm">
          <draw:text-box>
            <text:p><text:span text:style-name="T2">X</text:span><text:span text:style-name="T3">i</text:span></text:p>
          </draw:text-box>
        </draw:frame>
        <draw:frame draw:style-name="gr8" draw:text-style-name="P3" draw:layer="layout" svg:width="1.974cm" svg:height="1.17cm" svg:x="14.899cm" svg:y="8.406cm">
          <draw:text-box>
            <text:p><text:span text:style-name="T2">Z</text:span><text:span text:style-name="T3">1</text:span></text:p>
          </draw:text-box>
        </draw:frame>
        <draw:frame draw:style-name="gr9" draw:text-style-name="P3" draw:layer="layout" svg:width="4.064cm" svg:height="1.013cm" svg:x="1.499cm" svg:y="0.106cm">
          <draw:text-box>
            <text:p><text:span text:style-name="T4">ε</text:span><text:span text:style-name="T2"> = Z</text:span><text:span text:style-name="T3">1</text:span><text:span text:style-name="T2"> - f(Z</text:span><text:span text:style-name="T3">1</text:span><text:span text:style-name="T2">)</text:span></text:p>
          </draw:text-box>
        </draw:frame>
        <draw:frame draw:style-name="gr8" draw:text-style-name="P3" draw:layer="layout" svg:width="0.992cm" svg:height="1.17cm" svg:x="0.099cm" svg:y="5.706cm">
          <draw:text-box>
            <text:p><text:span text:style-name="T4">ε</text:span><text:span text:style-name="T3">1</text:span></text:p>
          </draw:text-box>
        </draw:frame>
        <draw:frame draw:style-name="gr8" draw:text-style-name="P3" draw:layer="layout" svg:width="0.992cm" svg:height="1.17cm" svg:x="0.099cm" svg:y="2.906cm">
          <draw:text-box>
            <text:p><text:span text:style-name="T4">ε</text:span><text:span text:style-name="T5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1T17:13:43.18</meta:creation-date>
    <dc:date>2018-11-16T16:29:25.66</dc:date>
    <meta:editing-duration>PT1H25S</meta:editing-duration>
    <meta:editing-cycles>5</meta:editing-cycles>
    <meta:generator>OpenOffice/4.1.3$Win32 OpenOffice.org_project/413m1$Build-9783</meta:generator>
    <meta:print-date>2011-01-11T17:32:16.82</meta:print-date>
    <dc:creator>Christophe Coulet</dc:creator>
    <meta:document-statistic meta:object-count="26"/>
  </office:meta>
</office:document-meta>
</file>